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953d" officeooo:paragraph-rsid="000b953d"/>
    </style:style>
    <style:style style:name="P2" style:family="paragraph" style:parent-style-name="Standard">
      <style:text-properties officeooo:rsid="00256605" officeooo:paragraph-rsid="00256605"/>
    </style:style>
    <style:style style:name="P3" style:family="paragraph" style:parent-style-name="Standard">
      <style:paragraph-properties fo:text-align="start" style:justify-single-word="false"/>
      <style:text-properties officeooo:rsid="00256605" officeooo:paragraph-rsid="00256605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0b953d" officeooo:paragraph-rsid="000b953d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paragraph-rsid="00270d5c"/>
    </style:style>
    <style:style style:name="P7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288a3a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Liberation Serif" fo:font-size="12pt" style:text-underline-style="none" fo:font-weight="bold" officeooo:rsid="007e17e5" officeooo:paragraph-rsid="007e17e5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7ea5f9" officeooo:paragraph-rsid="007ea5f9"/>
    </style:style>
    <style:style style:name="P11" style:family="paragraph" style:parent-style-name="Standard">
      <style:text-properties officeooo:rsid="007ea5f9" officeooo:paragraph-rsid="008021d9"/>
    </style:style>
    <style:style style:name="P12" style:family="paragraph" style:parent-style-name="Standard">
      <style:text-properties officeooo:rsid="007ea5f9" officeooo:paragraph-rsid="00855d77"/>
    </style:style>
    <style:style style:name="P13" style:family="paragraph" style:parent-style-name="Standard">
      <style:text-properties officeooo:rsid="008021d9" officeooo:paragraph-rsid="008021d9"/>
    </style:style>
    <style:style style:name="P14" style:family="paragraph" style:parent-style-name="Standard">
      <style:text-properties officeooo:rsid="0081ff69" officeooo:paragraph-rsid="0081ff69"/>
    </style:style>
    <style:style style:name="P15" style:family="paragraph" style:parent-style-name="Standard">
      <style:text-properties officeooo:rsid="0081ff69" officeooo:paragraph-rsid="00841a54"/>
    </style:style>
    <style:style style:name="P16" style:family="paragraph" style:parent-style-name="Standard">
      <style:text-properties officeooo:rsid="0081ff69" officeooo:paragraph-rsid="0084b758"/>
    </style:style>
    <style:style style:name="P17" style:family="paragraph" style:parent-style-name="Standard">
      <style:text-properties officeooo:rsid="00834a96" officeooo:paragraph-rsid="00834a96"/>
    </style:style>
    <style:style style:name="P18" style:family="paragraph" style:parent-style-name="Standard">
      <style:text-properties officeooo:rsid="0084b758" officeooo:paragraph-rsid="0084b758"/>
    </style:style>
    <style:style style:name="P19" style:family="paragraph" style:parent-style-name="Standard">
      <style:text-properties officeooo:rsid="0084b758" officeooo:paragraph-rsid="008021d9"/>
    </style:style>
    <style:style style:name="P20" style:family="paragraph" style:parent-style-name="Standard">
      <style:text-properties officeooo:rsid="00855d77" officeooo:paragraph-rsid="00855d77"/>
    </style:style>
    <style:style style:name="P21" style:family="paragraph" style:parent-style-name="Standard">
      <style:text-properties officeooo:rsid="00855d77" officeooo:paragraph-rsid="008741bc"/>
    </style:style>
    <style:style style:name="P22" style:family="paragraph" style:parent-style-name="Standard">
      <style:text-properties officeooo:rsid="00855d77" officeooo:paragraph-rsid="00855d77"/>
    </style:style>
    <style:style style:name="P23" style:family="paragraph" style:parent-style-name="Standard">
      <style:text-properties officeooo:rsid="008741bc" officeooo:paragraph-rsid="008741bc"/>
    </style:style>
    <style:style style:name="P24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cf86c" officeooo:paragraph-rsid="007e17e5" style:font-size-asian="12pt" style:font-weight-asian="bold" style:font-size-complex="12pt" style:font-weight-complex="bold"/>
    </style:style>
    <style:style style:name="T1" style:family="text">
      <style:text-properties officeooo:rsid="0025f6a8"/>
    </style:style>
    <style:style style:name="T2" style:family="text">
      <style:text-properties officeooo:rsid="00288a3a"/>
    </style:style>
    <style:style style:name="T3" style:family="text">
      <style:text-properties officeooo:rsid="002f45c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7e519d" style:font-weight-asian="normal" style:font-weight-complex="normal"/>
    </style:style>
    <style:style style:name="T6" style:family="text">
      <style:text-properties officeooo:rsid="007d45d8"/>
    </style:style>
    <style:style style:name="T7" style:family="text">
      <style:text-properties officeooo:rsid="008021d9"/>
    </style:style>
    <style:style style:name="T8" style:family="text">
      <style:text-properties officeooo:rsid="0084b758"/>
    </style:style>
    <style:style style:name="T9" style:family="text">
      <style:text-properties officeooo:rsid="0085189e"/>
    </style:style>
    <style:style style:name="T10" style:family="text">
      <style:text-properties officeooo:rsid="00855d77"/>
    </style:style>
    <style:style style:name="T11" style:family="text">
      <style:text-properties officeooo:rsid="008741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hnerarchitektur</text:p>
      <text:p text:style-name="P4">Übung <text:span text:style-name="T6">11</text:span></text:p>
      <text:p text:style-name="P3"/>
      <text:p text:style-name="P3">Andreas Timmermann – <text:span text:style-name="T3">Shima Shahadifar</text:span></text:p>
      <text:p text:style-name="P2">MtrNummer: 4994606 - <text:span text:style-name="T3">5018598</text:span></text:p>
      <text:p text:style-name="P6"><text:span text:style-name="T1">Gruppe 2 (</text:span><text:bookmark text:name="studentViewForm:studentViewSectionsTable:2:instructorName"/><text:span text:style-name="T1">Christoph Van <text:s/></text:span>Heteren-Frese<text:span text:style-name="T1">)</text:span></text:p>
      <text:p text:style-name="P1"/>
      <text:p text:style-name="P1"/>
      <text:p text:style-name="P8">Aufgabe 1:</text:p>
      <text:p text:style-name="P24"><text:span text:style-name="T4"/></text:p>
      <text:p text:style-name="P7">Aufgabe <text:span text:style-name="T2">2</text:span>:</text:p>
      <text:p text:style-name="Standard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ody" style:family="paragraph" style:default-outline-level="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ackground-color="#ffffff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Arial Unicode MS" style:font-family-asian="'Arial Unicode MS'" style:font-family-generic-asian="system" style:font-pitch-asian="variable" style:font-size-asian="11pt" style:font-style-asian="normal" style:font-weight-asian="normal" style:font-name-complex="Arial Unicode MS" style:font-family-complex="'Arial Unicode MS'" style:font-family-generic-complex="system" style:font-pitch-complex="variable" style:font-size-complex="11pt" style:font-style-complex="normal" style:font-weight-complex="normal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2T21:06:55.320778000</meta:creation-date>
    <dc:date>2016-01-18T14:27:40.237539000</dc:date>
    <meta:editing-duration>PT11H31M13S</meta:editing-duration>
    <meta:editing-cycles>119</meta:editing-cycles>
    <meta:generator>LibreOffice/4.4.6.3$MacOSX_X86_64 LibreOffice_project/e8938fd3328e95dcf59dd64e7facd2c7d67c704d</meta:generator>
    <meta:printed-by>Andreas Timmermann</meta:printed-by>
    <meta:print-date>2016-01-07T18:13:23.376079712</meta:print-date>
    <meta:document-statistic meta:table-count="0" meta:image-count="0" meta:object-count="0" meta:page-count="1" meta:paragraph-count="7" meta:word-count="20" meta:character-count="150" meta:non-whitespace-character-count="135"/>
  </office:meta>
</office:document-meta>
</file>